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1.822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395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1.22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.349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0.667cm"/>
    </style:style>
    <style:style style:name="gr7" style:family="graphic" style:parent-style-name="objectwithoutfill">
      <style:graphic-properties draw:marker-end="Symmetric_20_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solid" draw:fill-color="#dddddd" draw:auto-grow-height="true" draw:auto-grow-width="false" fo:max-height="0cm" fo:min-height="1.666cm"/>
    </style:style>
    <style:style style:name="gr9" style:family="graphic" style:parent-style-name="standard">
      <style:graphic-properties draw:stroke="solid" svg:stroke-color="#000000" draw:fill="solid" draw:fill-color="#dddddd" draw:auto-grow-height="true" draw:auto-grow-width="false" fo:max-height="0cm" fo:min-height="1.02cm"/>
    </style:style>
    <style:style style:name="gr10" style:family="graphic" style:parent-style-name="standard">
      <style:graphic-properties draw:stroke="solid" svg:stroke-color="#000000" draw:fill="solid" draw:fill-color="#66ccff" draw:auto-grow-height="true" draw:auto-grow-width="false" fo:max-height="0cm" fo:min-height="0.407cm"/>
    </style:style>
    <style:style style:name="gr11" style:family="graphic" style:parent-style-name="standard">
      <style:graphic-properties draw:stroke="solid" svg:stroke-color="#000000" draw:fill="solid" draw:fill-color="#ff9900" draw:auto-grow-height="true" draw:auto-grow-width="false" fo:max-height="0cm" fo:min-height="0.526cm"/>
    </style:style>
    <style:style style:name="gr12" style:family="graphic" style:parent-style-name="standard">
      <style:graphic-properties draw:stroke="solid" svg:stroke-color="#000000" draw:fill="solid" draw:fill-color="#00cc00" draw:auto-grow-height="true" draw:auto-grow-width="false" fo:max-height="0cm" fo:min-height="0.447cm"/>
    </style:style>
    <style:style style:name="gr13" style:family="graphic" style:parent-style-name="standard">
      <style:graphic-properties draw:stroke="solid" svg:stroke-color="#000000" draw:fill="solid" draw:fill-color="#99ff33" draw:auto-grow-height="true" draw:auto-grow-width="false" fo:max-height="0cm" fo:min-height="0.447cm"/>
    </style:style>
    <style:style style:name="gr14" style:family="graphic" style:parent-style-name="standard">
      <style:graphic-properties draw:stroke="solid" svg:stroke-color="#000000" draw:fill="solid" draw:fill-color="#ff9900" draw:auto-grow-height="true" draw:auto-grow-width="false" fo:max-height="0cm" fo:min-height="0.406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0.43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0.556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1.111cm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0.61cm"/>
    </style:style>
    <style:style style:name="gr22" style:family="graphic" style:parent-style-name="standard">
      <style:graphic-properties draw:stroke="solid" svg:stroke-color="#000000" draw:fill="solid" draw:fill-color="#66ff00" draw:auto-grow-height="true" draw:auto-grow-width="false" fo:max-height="0cm" fo:min-height="0.346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04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1.466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64cm" fo:min-width="2.676cm" draw:shadow-offset-x="0.203cm" draw:shadow-offset-y="0.20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7" style:family="graphic" style:parent-style-name="standard">
      <style:graphic-properties draw:stroke="solid" svg:stroke-color="#000000" draw:fill="solid" draw:fill-color="#ff3333" draw:auto-grow-height="true" draw:auto-grow-width="false" fo:max-height="0cm" fo:min-height="0.395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2.676cm" draw:shadow-offset-x="0.203cm" draw:shadow-offset-y="0.20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1.02cm"/>
    </style:style>
    <style:style style:name="gr31" style:family="graphic" style:parent-style-name="standard">
      <style:graphic-properties draw:stroke="solid" svg:stroke-color="#000000" draw:fill="solid" draw:fill-color="#999999" draw:opacity="50%" draw:textarea-vertical-align="middle" draw:auto-grow-height="true" draw:auto-grow-width="false" fo:max-height="0cm" fo:min-height="18.898cm" draw:shadow-opacity="50%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33" style:family="graphic" style:parent-style-name="standard">
      <style:graphic-properties draw:textarea-vertical-align="middle" draw:auto-grow-height="false" fo:min-height="0.07cm" fo:min-width="0cm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</style:style>
    <style:style style:name="gr35" style:family="graphic" style:parent-style-name="standard">
      <style:graphic-properties draw:stroke="solid" svg:stroke-color="#000000" draw:fill="none" draw:fill-color="#ffffff" draw:auto-grow-height="true" draw:auto-grow-width="false" fo:max-height="0cm" fo:min-height="0.407cm"/>
    </style:style>
    <style:style style:name="gr36" style:family="graphic" style:parent-style-name="standard">
      <style:graphic-properties draw:stroke="solid" svg:stroke-color="#000000" draw:fill="none" draw:fill-color="#ffffff" draw:auto-grow-height="true" draw:auto-grow-width="false" fo:max-height="0cm" fo:min-height="2.544cm"/>
    </style:style>
    <style:style style:name="gr37" style:family="graphic" style:parent-style-name="standard">
      <style:graphic-properties draw:stroke="solid" svg:stroke-color="#000000" draw:fill="none" draw:fill-color="#ffffff" draw:auto-grow-height="true" draw:auto-grow-width="false" fo:max-height="0cm" fo:min-height="1.183cm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0.447cm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2.776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0.64cm" fo:min-width="1.786cm" draw:shadow-offset-x="0.203cm" draw:shadow-offset-y="0.203cm"/>
    </style:style>
    <style:style style:name="gr41" style:family="graphic" style:parent-style-name="standard">
      <style:graphic-properties draw:stroke="solid" svg:stroke-color="#000000" draw:fill="none" draw:fill-color="#ffffff" draw:auto-grow-height="true" draw:auto-grow-width="false" fo:max-height="0cm" fo:min-height="1.418cm"/>
    </style:style>
    <style:style style:name="gr42" style:family="graphic" style:parent-style-name="standard">
      <style:graphic-properties draw:stroke="solid" svg:stroke-color="#000000" draw:fill="none" draw:fill-color="#ffffff" draw:auto-grow-height="true" draw:auto-grow-width="false" fo:max-height="0cm" fo:min-height="1.666cm"/>
    </style:style>
    <style:style style:name="gr43" style:family="graphic" style:parent-style-name="standard">
      <style:graphic-properties draw:stroke="solid" svg:stroke-color="#000000" draw:fill="none" draw:fill-color="#ffffff" draw:auto-grow-height="true" draw:auto-grow-width="false" fo:max-height="0cm" fo:min-height="1.15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1.148cm" fo:min-width="2.422cm" draw:shadow-offset-x="0.203cm" draw:shadow-offset-y="0.203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6" style:family="graphic" style:parent-style-name="standard">
      <style:graphic-properties draw:stroke="solid" svg:stroke-color="#000000" draw:fill="none" draw:fill-color="#ffffff" draw:auto-grow-height="true" draw:auto-grow-width="false" fo:max-height="0cm" fo:min-height="0.65cm"/>
    </style:style>
    <style:style style:name="gr47" style:family="graphic" style:parent-style-name="standard">
      <style:graphic-properties draw:stroke="solid" svg:stroke-color="#000000" draw:fill="none" draw:fill-color="#ffffff" draw:auto-grow-height="true" draw:auto-grow-width="false" fo:max-height="0cm" fo:min-height="1.158cm"/>
    </style:style>
    <style:style style:name="gr48" style:family="graphic" style:parent-style-name="standard">
      <style:graphic-properties draw:stroke="solid" svg:stroke-color="#000000" draw:fill="solid" draw:fill-color="#99ff66" draw:auto-grow-height="true" draw:auto-grow-width="false" fo:max-height="0cm" fo:min-height="1.66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dddddd"/>
    </style:style>
    <style:style style:name="P5" style:family="paragraph">
      <loext:graphic-properties draw:fill="solid" draw:fill-color="#66ccff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solid" draw:fill-color="#ff9900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solid" draw:fill-color="#00cc00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99ff33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-color="#ffffff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style:text-position="33% 58%" fo:font-size="28pt" fo:font-weight="bold" style:font-size-asian="28pt" style:font-weight-asian="bold" style:font-size-complex="28pt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="solid" draw:fill-color="#66ff00"/>
      <style:paragraph-properties fo:text-align="center"/>
    </style:style>
    <style:style style:name="P17" style:family="paragraph">
      <loext:graphic-properties draw:fill="solid" draw:fill-color="#ff3333"/>
      <style:paragraph-properties fo:text-align="center"/>
    </style:style>
    <style:style style:name="P18" style:family="paragraph">
      <loext:graphic-properties draw:fill="solid" draw:fill-color="#999999" draw:opacity="50%"/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21" style:family="paragraph">
      <loext:graphic-properties draw:fill="solid" draw:fill-color="#99ff66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ersion 1.0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ropped handling based on message type </text:p>
              </text:list-item>
              <text:list-item>
                <text:p>No short/long message types anymore</text:p>
              </text:list-item>
              <text:list-item>
                <text:p>All data is transferred with header/data messages</text:p>
              </text:list-item>
              <text:list-item>
                <text:p>The header and data are transferred without confirmation in between</text:p>
              </text:list-item>
              <text:list-item>
                <text:p>The confirmation happens once when the message has been completely receiv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2" draw:text-style-name="P2" draw:layer="layout" svg:width="8.636cm" svg:height="2.072cm" svg:x="1.524cm" svg:y="0.613cm">
          <draw:text-box>
            <text:p>Sender</text:p>
            <text:p><text:span text:style-name="T1">RPI, Jetson</text:span></text:p>
            <text:p><text:span text:style-name="T1">Linux, little endian, </text:span><text:span text:style-name="T1">32 bit</text:span></text:p>
          </draw:text-box>
        </draw:frame>
        <draw:frame draw:style-name="gr2" draw:text-style-name="P2" xml:id="id1" draw:id="id1" draw:layer="layout" svg:width="8.636cm" svg:height="2.072cm" svg:x="1.524cm" svg:y="9.961cm">
          <draw:text-box>
            <text:p>Receiver</text:p>
            <text:p><text:span text:style-name="T1">PC cockpit</text:span></text:p>
            <text:p><text:span text:style-name="T1">Linux, little endian, </text:span><text:span text:style-name="T1">64 bit</text:span></text:p>
          </draw:text-box>
        </draw:frame>
        <draw:frame draw:style-name="gr3" draw:text-style-name="P2" draw:layer="layout" svg:width="1.778cm" svg:height="0.645cm" svg:x="0.508cm" svg:y="4.943cm">
          <draw:text-box>
            <text:p><text:span text:style-name="T2">TCP</text:span></text:p>
          </draw:text-box>
        </draw:frame>
        <draw:frame draw:style-name="gr4" draw:text-style-name="P2" draw:layer="layout" svg:width="5.334cm" svg:height="1.47cm" svg:x="20.828cm" svg:y="18.288cm">
          <draw:text-box>
            <text:p><text:span text:style-name="T1"/></text:p>
          </draw:text-box>
        </draw:frame>
        <draw:frame draw:style-name="gr5" draw:text-style-name="P2" draw:layer="layout" svg:width="3.556cm" svg:height="0.683cm" draw:transform="rotate (1.5707963267949) translate (4.389cm 9.652cm)">
          <draw:text-box>
            <text:p><text:span text:style-name="T3">Header Message</text:span></text:p>
          </draw:text-box>
        </draw:frame>
        <draw:frame draw:style-name="gr6" draw:text-style-name="P2" xml:id="id2" draw:id="id2" draw:layer="layout" svg:width="8.636cm" svg:height="0.917cm" svg:x="1.524cm" svg:y="12.705cm">
          <draw:text-box>
            <text:p><text:span text:style-name="T2">Socket, listen, connect, read</text:span></text:p>
          </draw:text-box>
        </draw:frame>
        <draw:connector draw:style-name="gr7" draw:text-style-name="P3" draw:layer="layout" draw:type="line" svg:x1="5.842cm" svg:y1="12.033cm" svg:x2="5.842cm" svg:y2="12.705cm" draw:start-shape="id1" draw:start-glue-point="2" draw:end-shape="id2" draw:end-glue-point="0" svg:d="M5842 12033v672" svg:viewBox="0 0 1 673">
          <text:p/>
        </draw:connector>
        <draw:frame draw:style-name="gr8" draw:text-style-name="P4" draw:layer="layout" svg:width="5.334cm" svg:height="1.916cm" svg:x="18.034cm" svg:y="13.07cm">
          <draw:text-box>
            <text:p><text:span text:style-name="T1">tcp_server.h</text:span></text:p>
            <text:p><text:span text:style-name="T1">tcp_server.cpp</text:span></text:p>
            <text:p><text:span text:style-name="T1">Test: tcp_reader.cpp</text:span></text:p>
          </draw:text-box>
        </draw:frame>
        <draw:g>
          <draw:frame draw:style-name="gr9" draw:text-style-name="P4" draw:layer="layout" svg:width="10.668cm" svg:height="1.373cm" svg:x="16.764cm" svg:y="0.67cm">
            <draw:text-box>
              <text:p>Header Message</text:p>
              <text:p><text:span text:style-name="T4">Length = 3 + 1 + 4 + 1 + 1 + 4 + 4 + 3 = 21 bytes</text:span></text:p>
            </draw:text-box>
          </draw:frame>
          <draw:frame draw:style-name="gr10" draw:text-style-name="P5" draw:layer="layout" svg:width="10.616cm" svg:height="0.657cm" svg:x="16.764cm" svg:y="2.207cm">
            <draw:text-box>
              <text:p><text:span text:style-name="T5">Control seg:</text:span><text:span text:style-name="T5"><text:tab/></text:span><text:span text:style-name="T5">encode “con”</text:span></text:p>
            </draw:text-box>
          </draw:frame>
          <draw:frame draw:style-name="gr11" draw:text-style-name="P6" draw:layer="layout" svg:width="10.668cm" svg:height="0.776cm" svg:x="16.764cm" svg:y="3.748cm">
            <draw:text-box>
              <text:p><text:span text:style-name="T5">Time sent: local time at sender</text:span></text:p>
            </draw:text-box>
          </draw:frame>
          <draw:frame draw:style-name="gr12" draw:text-style-name="P7" draw:layer="layout" svg:width="10.668cm" svg:height="0.697cm" svg:x="16.764cm" svg:y="4.724cm">
            <draw:text-box>
              <text:p><text:span text:style-name="T5">Origin - Sender : arduino, rpi etc</text:span></text:p>
            </draw:text-box>
          </draw:frame>
          <draw:frame draw:style-name="gr12" draw:text-style-name="P7" draw:layer="layout" svg:width="10.668cm" svg:height="0.697cm" svg:x="16.764cm" svg:y="5.501cm">
            <draw:text-box>
              <text:p><text:span text:style-name="T5">Origin – Sensor : <text:s text:c="4"/>camera n, usensor n, imu, etc</text:span></text:p>
            </draw:text-box>
          </draw:frame>
          <draw:frame draw:style-name="gr12" draw:text-style-name="P7" draw:layer="layout" svg:width="10.668cm" svg:height="0.697cm" svg:x="16.764cm" svg:y="6.302cm">
            <draw:text-box>
              <text:p><text:span text:style-name="T5">Origin - time : local time at origin</text:span></text:p>
            </draw:text-box>
          </draw:frame>
          <draw:frame draw:style-name="gr13" draw:text-style-name="P8" draw:layer="layout" svg:width="10.668cm" svg:height="0.697cm" svg:x="16.764cm" svg:y="7.203cm">
            <draw:text-box>
              <text:p><text:span text:style-name="T5">Data - length</text:span></text:p>
            </draw:text-box>
          </draw:frame>
          <draw:frame draw:style-name="gr13" draw:text-style-name="P8" draw:layer="layout" svg:width="10.668cm" svg:height="0.697cm" svg:x="16.71cm" svg:y="10.916cm">
            <draw:text-box>
              <text:p><text:span text:style-name="T5">Data – raw</text:span></text:p>
            </draw:text-box>
          </draw:frame>
          <draw:frame draw:style-name="gr14" draw:text-style-name="P6" draw:layer="layout" svg:width="10.668cm" svg:height="0.656cm" svg:x="16.764cm" svg:y="3.024cm">
            <draw:text-box>
              <text:p text:style-name="P9">Sender : rpi, jetson</text:p>
            </draw:text-box>
          </draw:frame>
          <draw:frame draw:style-name="gr10" draw:text-style-name="P5" draw:layer="layout" svg:width="10.616cm" svg:height="0.657cm" svg:x="16.764cm" svg:y="8.06cm">
            <draw:text-box>
              <text:p><text:span text:style-name="T5">Control seg:</text:span><text:span text:style-name="T5"><text:tab/></text:span><text:span text:style-name="T5">encode “end”</text:span></text:p>
            </draw:text-box>
          </draw:frame>
          <draw:frame draw:style-name="gr9" draw:text-style-name="P4" draw:layer="layout" svg:width="10.668cm" svg:height="1.373cm" svg:x="16.71cm" svg:y="9.378cm">
            <draw:text-box>
              <text:p>Data Message</text:p>
              <text:p><text:span text:style-name="T4">Length in header</text:span></text:p>
            </draw:text-box>
          </draw:frame>
        </draw:g>
        <draw:connector draw:style-name="gr15" draw:text-style-name="P3" draw:layer="layout" draw:type="curve" svg:x1="4.323cm" svg:y1="2.834cm" svg:x2="2.174cm" svg:y2="9.827cm" svg:d="M4323 2834c0 5245-2149 1749-2149 6993" svg:viewBox="0 0 2150 6994">
          <text:p/>
        </draw:connector>
        <draw:connector draw:style-name="gr15" draw:text-style-name="P3" draw:layer="layout" draw:type="curve" svg:x1="4.961cm" svg:y1="2.811cm" svg:x2="2.835cm" svg:y2="9.78cm" svg:d="M4961 2811c0 5227-2126 1743-2126 6969" svg:viewBox="0 0 2127 6970">
          <text:p/>
        </draw:connector>
        <draw:connector draw:style-name="gr15" draw:text-style-name="P3" draw:layer="layout" draw:type="curve" svg:x1="6.512cm" svg:y1="9.685cm" svg:x2="7.74cm" svg:y2="2.882cm" svg:d="M6512 9685c0-5101 1228-1700 1228-6803" svg:viewBox="0 0 1229 6804">
          <text:p/>
        </draw:connector>
        <draw:frame draw:style-name="gr5" draw:text-style-name="P2" draw:layer="layout" svg:width="3.556cm" svg:height="0.683cm" draw:transform="rotate (1.5707963267949) translate (5.226cm 9.652cm)">
          <draw:text-box>
            <text:p><text:span text:style-name="T3">Data Message</text:span></text:p>
          </draw:text-box>
        </draw:frame>
        <draw:frame draw:style-name="gr16" draw:text-style-name="P2" draw:layer="layout" svg:width="5.08cm" svg:height="0.683cm" draw:transform="rotate (1.5707963267949) translate (8.091cm 8.382cm)">
          <draw:text-box>
            <text:p><text:span text:style-name="T3">Confirmation Message</text:span></text:p>
          </draw:text-box>
        </draw:frame>
        <draw:frame draw:style-name="gr16" draw:text-style-name="P2" draw:layer="layout" svg:width="5.08cm" svg:height="0.683cm" draw:transform="rotate (1.5707963267949) translate (8.907cm 8.382cm)">
          <draw:text-box>
            <text:p><text:span text:style-name="T3">Retransmission Mess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17" draw:text-style-name="P12" draw:layer="layout" svg:width="11.938cm" svg:height="1.724cm" svg:x="1.524cm" svg:y="0.816cm">
          <draw:text-box>
            <text:p text:style-name="P11"><text:span text:style-name="T6">Sender workflow</text:span></text:p>
          </draw:text-box>
        </draw:frame>
        <draw:frame draw:style-name="gr18" draw:text-style-name="P2" draw:layer="layout" svg:width="12.518cm" svg:height="7.361cm" svg:x="1.524cm" svg:y="3.302cm">
          <draw:text-box>
            <text:list text:style-name="L3">
              <text:list-item>
                <text:p text:style-name="P13">If valid message obj</text:p>
                <text:list>
                  <text:list-item>
                    <text:p text:style-name="P13">Create message header</text:p>
                  </text:list-item>
                  <text:list-item>
                    <text:p text:style-name="P13">Send header message</text:p>
                  </text:list-item>
                  <text:list-item>
                    <text:p text:style-name="P13">Send data message</text:p>
                  </text:list-item>
                  <text:list-item>
                    <text:p text:style-name="P13">Receive response</text:p>
                  </text:list-item>
                  <text:list-item>
                    <text:p text:style-name="P13">If response is retransmission message</text:p>
                    <text:list>
                      <text:list-item>
                        <text:p text:style-name="P13">Retransmit header message</text:p>
                      </text:list-item>
                      <text:list-item>
                        <text:p text:style-name="P13">Retransmit data message</text:p>
                      </text:list-item>
                    </text:list>
                  </text:list-item>
                  <text:list-item>
                    <text:p text:style-name="P13">If response is confirmation message</text:p>
                    <text:list>
                      <text:list-item>
                        <text:p text:style-name="P13">Set transmission status to success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19" draw:text-style-name="P15" xml:id="id3" draw:id="id3" draw:layer="layout" svg:width="6.388cm" svg:height="0.806cm" svg:x="20.282cm" svg:y="1.282cm">
            <draw:text-box>
              <text:p text:style-name="P14"><text:span text:style-name="T1">Receive header message</text:span></text:p>
            </draw:text-box>
          </draw:frame>
          <draw:frame draw:style-name="gr20" draw:text-style-name="P15" xml:id="id4" draw:id="id4" draw:layer="layout" svg:width="6.388cm" svg:height="1.361cm" svg:x="20.282cm" svg:y="2.596cm">
            <draw:text-box>
              <text:p text:style-name="P14"><text:span text:style-name="T1">E</text:span><text:span text:style-name="T1">xt</text:span><text:span text:style-name="T1">ra</text:span><text:span text:style-name="T1">ct </text:span><text:span text:style-name="T1">h</text:span><text:span text:style-name="T1">e</text:span><text:span text:style-name="T1">a</text:span><text:span text:style-name="T1">d</text:span><text:span text:style-name="T1">er </text:span><text:span text:style-name="T1">in</text:span><text:span text:style-name="T1">fo</text:span><text:span text:style-name="T1">r</text:span><text:span text:style-name="T1">m</text:span><text:span text:style-name="T1">at</text:span><text:span text:style-name="T1">io</text:span><text:span text:style-name="T1">n</text:span></text:p>
            </draw:text-box>
          </draw:frame>
          <draw:connector draw:style-name="gr7" draw:text-style-name="P3" draw:layer="layout" draw:type="line" svg:x1="23.476cm" svg:y1="2.088cm" svg:x2="23.476cm" svg:y2="2.596cm" draw:start-shape="id3" draw:start-glue-point="2" draw:end-shape="id4" draw:end-glue-point="0" svg:d="M23476 2088v508" svg:viewBox="0 0 1 509">
            <text:p/>
          </draw:connector>
          <draw:frame draw:style-name="gr21" draw:text-style-name="P15" xml:id="id6" draw:id="id6" draw:layer="layout" svg:width="6.296cm" svg:height="1.361cm" svg:x="13.77cm" svg:y="15.504cm">
            <draw:text-box>
              <text:p text:style-name="P14"><text:span text:style-name="T1">If necessary</text:span></text:p>
              <text:p text:style-name="P14"><text:span text:style-name="T1">Delete message obj</text:span></text:p>
            </draw:text-box>
          </draw:frame>
          <draw:connector draw:style-name="gr7" draw:text-style-name="P3" draw:layer="layout" draw:type="line" svg:x1="23.476cm" svg:y1="3.957cm" svg:x2="23.495cm" svg:y2="4.721cm" draw:start-shape="id4" draw:start-glue-point="2" draw:end-shape="id5" draw:end-glue-point="4" svg:d="M23476 3957l19 764" svg:viewBox="0 0 20 765">
            <text:p/>
          </draw:connector>
          <draw:frame draw:style-name="gr22" draw:text-style-name="P16" draw:layer="layout" svg:width="0.8cm" svg:height="0.645cm" svg:x="23.822cm" svg:y="6.704cm">
            <draw:text-box>
              <text:p text:style-name="P14"><text:span text:style-name="T2">Y</text:span></text:p>
            </draw:text-box>
          </draw:frame>
          <draw:connector draw:style-name="gr15" draw:text-style-name="P3" draw:layer="layout" draw:type="lines" draw:line-skew="-3.055cm" svg:x1="20.32cm" svg:y1="5.61cm" svg:x2="16.918cm" svg:y2="15.504cm" draw:start-shape="id5" draw:start-glue-point="5" draw:end-shape="id6" draw:end-glue-point="0" svg:d="M20320 5610h-3556l154 9393v501" svg:viewBox="0 0 3557 9895">
            <text:p/>
          </draw:connector>
          <draw:frame draw:style-name="gr23" draw:text-style-name="P15" xml:id="id7" draw:id="id7" draw:layer="layout" svg:width="6.35cm" svg:height="0.954cm" svg:x="20.32cm" svg:y="7.636cm">
            <draw:text-box>
              <text:p text:style-name="P14"><text:span text:style-name="T1">Initi</text:span><text:span text:style-name="T1">aliz</text:span><text:span text:style-name="T1">e </text:span><text:span text:style-name="T1">Mes</text:span><text:span text:style-name="T1">sag</text:span><text:span text:style-name="T1">e </text:span><text:span text:style-name="T1">obj</text:span></text:p>
            </draw:text-box>
          </draw:frame>
          <draw:frame draw:style-name="gr24" draw:text-style-name="P15" xml:id="id8" draw:id="id8" draw:layer="layout" svg:width="6.35cm" svg:height="1.716cm" svg:x="20.32cm" svg:y="9.46cm">
            <draw:text-box>
              <text:p text:style-name="P14"><text:span text:style-name="T1">Receive Data Message</text:span></text:p>
              <text:p text:style-name="P14"><text:span text:style-name="T1">Copy into Message obj </text:span></text:p>
            </draw:text-box>
          </draw:frame>
          <draw:connector draw:style-name="gr7" draw:text-style-name="P3" draw:layer="layout" draw:type="line" svg:x1="23.495cm" svg:y1="8.59cm" svg:x2="23.495cm" svg:y2="9.46cm" draw:start-shape="id7" draw:start-glue-point="2" draw:end-shape="id8" draw:end-glue-point="0" svg:d="M23495 8590v870" svg:viewBox="0 0 1 871">
            <text:p/>
          </draw:connector>
          <draw:custom-shape draw:style-name="gr25" draw:text-style-name="P3" xml:id="id5" draw:id="id5" draw:layer="layout" svg:width="6.35cm" svg:height="1.778cm" svg:x="20.32cm" svg:y="4.72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6" draw:text-style-name="P15" draw:layer="layout" svg:width="7.112cm" svg:height="0.806cm" svg:x="19.812cm" svg:y="5.229cm">
            <draw:text-box>
              <text:p text:style-name="P14"><text:span text:style-name="T7">Control segments ok?</text:span></text:p>
            </draw:text-box>
          </draw:frame>
          <draw:connector draw:style-name="gr7" draw:text-style-name="P3" draw:layer="layout" draw:type="line" svg:x1="23.495cm" svg:y1="11.176cm" svg:x2="23.541cm" svg:y2="11.746cm" draw:start-shape="id8" draw:start-glue-point="2" draw:end-shape="id9" draw:end-glue-point="4" svg:d="M23495 11176l46 570" svg:viewBox="0 0 47 571">
            <text:p/>
          </draw:connector>
          <draw:connector draw:style-name="gr7" draw:text-style-name="P3" draw:layer="layout" draw:type="line" svg:x1="23.541cm" svg:y1="13.778cm" svg:x2="23.495cm" svg:y2="15.494cm" draw:start-shape="id9" draw:start-glue-point="6" draw:end-shape="id10" svg:d="M23541 13778l-46 1716" svg:viewBox="0 0 47 1717">
            <text:p/>
          </draw:connector>
          <draw:connector draw:style-name="gr7" draw:text-style-name="P3" draw:layer="layout" draw:type="line" svg:x1="20.366cm" svg:y1="12.762cm" svg:x2="16.927cm" svg:y2="12.751cm" draw:start-shape="id9" svg:d="M20366 12762l-3439-11" svg:viewBox="0 0 3440 12">
            <text:p/>
          </draw:connector>
          <draw:frame draw:style-name="gr27" draw:text-style-name="P17" draw:layer="layout" svg:width="0.8cm" svg:height="0.645cm" svg:x="19.05cm" svg:y="11.938cm">
            <draw:text-box>
              <text:p text:style-name="P14"><text:span text:style-name="T2">N</text:span></text:p>
            </draw:text-box>
          </draw:frame>
          <draw:connector draw:style-name="gr7" draw:text-style-name="P3" draw:layer="layout" draw:type="line" svg:x1="23.495cm" svg:y1="6.499cm" svg:x2="23.495cm" svg:y2="7.636cm" draw:start-shape="id5" draw:start-glue-point="6" draw:end-shape="id7" draw:end-glue-point="0" svg:d="M23495 6499v1137" svg:viewBox="0 0 1 1138">
            <text:p/>
          </draw:connector>
          <draw:custom-shape draw:style-name="gr28" draw:text-style-name="P3" xml:id="id9" draw:id="id9" draw:layer="layout" svg:width="6.35cm" svg:height="2.032cm" svg:x="20.366cm" svg:y="11.74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9" draw:text-style-name="P15" draw:layer="layout" svg:width="7.112cm" svg:height="1.199cm" svg:x="20.066cm" svg:y="12.21cm">
            <draw:text-box>
              <text:p text:style-name="P14"><text:span text:style-name="T7">Message complete?</text:span></text:p>
              <text:p text:style-name="P14"><text:span text:style-name="T7">ie. length correct?</text:span></text:p>
            </draw:text-box>
          </draw:frame>
          <draw:frame draw:style-name="gr27" draw:text-style-name="P17" draw:layer="layout" svg:width="0.8cm" svg:height="0.645cm" svg:x="17.272cm" svg:y="6.721cm">
            <draw:text-box>
              <text:p text:style-name="P14"><text:span text:style-name="T2">N</text:span></text:p>
            </draw:text-box>
          </draw:frame>
          <draw:frame draw:style-name="gr22" draw:text-style-name="P16" draw:layer="layout" svg:width="0.8cm" svg:height="0.645cm" svg:x="23.838cm" svg:y="14.087cm">
            <draw:text-box>
              <text:p text:style-name="P14"><text:span text:style-name="T2">Y</text:span></text:p>
            </draw:text-box>
          </draw:frame>
          <draw:frame draw:style-name="gr30" draw:text-style-name="P15" xml:id="id10" draw:id="id10" draw:layer="layout" svg:width="6.35cm" svg:height="1.361cm" svg:x="20.32cm" svg:y="15.494cm">
            <draw:text-box>
              <text:p text:style-name="P14"><text:span text:style-name="T1">‘</text:span><text:span text:style-name="T1">M</text:span><text:span text:style-name="T1">e</text:span><text:span text:style-name="T1">s</text:span><text:span text:style-name="T1">s</text:span><text:span text:style-name="T1">a</text:span><text:span text:style-name="T1">g</text:span><text:span text:style-name="T1">e </text:span><text:span text:style-name="T1">c</text:span><text:span text:style-name="T1">o</text:span><text:span text:style-name="T1">m</text:span><text:span text:style-name="T1">pl</text:span><text:span text:style-name="T1">et</text:span><text:span text:style-name="T1">e’</text:span></text:p>
              <text:p text:style-name="P14"><text:span text:style-name="T1">Q</text:span><text:span text:style-name="T1">u</text:span><text:span text:style-name="T1">e</text:span><text:span text:style-name="T1">u</text:span><text:span text:style-name="T1">e </text:span><text:span text:style-name="T1">m</text:span><text:span text:style-name="T1">e</text:span><text:span text:style-name="T1">s</text:span><text:span text:style-name="T1">s</text:span><text:span text:style-name="T1">a</text:span><text:span text:style-name="T1">g</text:span><text:span text:style-name="T1">e</text:span></text:p>
            </draw:text-box>
          </draw:frame>
          <draw:frame draw:style-name="gr30" draw:text-style-name="P15" xml:id="id11" draw:id="id11" draw:layer="layout" svg:width="6.35cm" svg:height="1.361cm" svg:x="20.32cm" svg:y="17.526cm">
            <draw:text-box>
              <text:p text:style-name="P14"><text:span text:style-name="T1">Send confirmation message</text:span></text:p>
            </draw:text-box>
          </draw:frame>
          <draw:connector draw:style-name="gr7" draw:text-style-name="P3" draw:layer="layout" draw:type="line" svg:x1="23.495cm" svg:y1="16.855cm" svg:x2="23.495cm" svg:y2="17.526cm" draw:start-shape="id10" draw:start-glue-point="2" draw:end-shape="id11" svg:d="M23495 16855v671" svg:viewBox="0 0 1 672">
            <text:p/>
          </draw:connector>
          <draw:frame draw:style-name="gr21" draw:text-style-name="P15" xml:id="id12" draw:id="id12" draw:layer="layout" svg:width="6.296cm" svg:height="1.361cm" svg:x="13.77cm" svg:y="17.58cm">
            <draw:text-box>
              <text:p text:style-name="P14"><text:span text:style-name="T1">Send retransmission</text:span></text:p>
              <text:p text:style-name="P14"><text:span text:style-name="T1">message</text:span></text:p>
            </draw:text-box>
          </draw:frame>
          <draw:connector draw:style-name="gr7" draw:text-style-name="P3" draw:layer="layout" draw:type="line" svg:x1="16.918cm" svg:y1="16.865cm" svg:x2="16.918cm" svg:y2="17.58cm" draw:start-shape="id6" draw:start-glue-point="2" draw:end-shape="id12" draw:end-glue-point="0" svg:d="M16918 16865v715" svg:viewBox="0 0 1 716">
            <text:p/>
          </draw:connector>
          <draw:frame draw:style-name="gr31" draw:text-style-name="P18" draw:layer="layout" svg:width="14.732cm" svg:height="19.148cm" svg:x="12.7cm" svg:y="0.918cm">
            <draw:text-box>
              <text:p text:style-name="P14"><text:span text:style-name="T8">update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19" draw:text-style-name="P15" xml:id="id13" draw:id="id13" draw:layer="layout" svg:width="6.388cm" svg:height="0.806cm" svg:x="19.774cm" svg:y="1.028cm">
          <draw:text-box>
            <text:p text:style-name="P14"><text:span text:style-name="T1">Receive header message</text:span></text:p>
          </draw:text-box>
        </draw:frame>
        <draw:frame draw:style-name="gr20" draw:text-style-name="P15" xml:id="id14" draw:id="id14" draw:layer="layout" svg:width="6.388cm" svg:height="1.361cm" svg:x="19.774cm" svg:y="2.342cm">
          <draw:text-box>
            <text:p text:style-name="P14"><text:span text:style-name="T1">E</text:span><text:span text:style-name="T1">xt</text:span><text:span text:style-name="T1">ra</text:span><text:span text:style-name="T1">ct </text:span><text:span text:style-name="T1">h</text:span><text:span text:style-name="T1">e</text:span><text:span text:style-name="T1">a</text:span><text:span text:style-name="T1">d</text:span><text:span text:style-name="T1">er </text:span><text:span text:style-name="T1">in</text:span><text:span text:style-name="T1">fo</text:span><text:span text:style-name="T1">r</text:span><text:span text:style-name="T1">m</text:span><text:span text:style-name="T1">at</text:span><text:span text:style-name="T1">io</text:span><text:span text:style-name="T1">n</text:span></text:p>
          </draw:text-box>
        </draw:frame>
        <draw:connector draw:style-name="gr7" draw:text-style-name="P3" draw:layer="layout" draw:type="line" svg:x1="22.968cm" svg:y1="1.834cm" svg:x2="22.968cm" svg:y2="2.342cm" draw:start-shape="id13" draw:start-glue-point="2" draw:end-shape="id14" draw:end-glue-point="0" svg:d="M22968 1834v508" svg:viewBox="0 0 1 509">
          <text:p/>
        </draw:connector>
        <draw:frame draw:style-name="gr21" draw:text-style-name="P15" xml:id="id16" draw:id="id16" draw:layer="layout" svg:width="6.296cm" svg:height="1.361cm" svg:x="13.262cm" svg:y="15.25cm">
          <draw:text-box>
            <text:p text:style-name="P14"><text:span text:style-name="T1">If necessary</text:span></text:p>
            <text:p text:style-name="P14"><text:span text:style-name="T1">Delete message obj</text:span></text:p>
          </draw:text-box>
        </draw:frame>
        <draw:connector draw:style-name="gr7" draw:text-style-name="P3" draw:layer="layout" draw:type="line" svg:x1="22.968cm" svg:y1="3.703cm" svg:x2="22.987cm" svg:y2="4.467cm" draw:start-shape="id14" draw:start-glue-point="2" draw:end-shape="id15" draw:end-glue-point="4" svg:d="M22968 3703l19 764" svg:viewBox="0 0 20 765">
          <text:p/>
        </draw:connector>
        <draw:frame draw:style-name="gr22" draw:text-style-name="P16" draw:layer="layout" svg:width="0.8cm" svg:height="0.645cm" svg:x="23.314cm" svg:y="6.45cm">
          <draw:text-box>
            <text:p text:style-name="P14"><text:span text:style-name="T2">Y</text:span></text:p>
          </draw:text-box>
        </draw:frame>
        <draw:connector draw:style-name="gr15" draw:text-style-name="P3" draw:layer="layout" draw:type="lines" draw:line-skew="-3.055cm" svg:x1="19.812cm" svg:y1="5.356cm" svg:x2="16.41cm" svg:y2="15.25cm" draw:start-shape="id15" draw:start-glue-point="5" draw:end-shape="id16" draw:end-glue-point="0" svg:d="M19812 5356h-3556l154 9393v501" svg:viewBox="0 0 3557 9895">
          <text:p/>
        </draw:connector>
        <draw:frame draw:style-name="gr23" draw:text-style-name="P15" xml:id="id17" draw:id="id17" draw:layer="layout" svg:width="6.35cm" svg:height="0.954cm" svg:x="19.812cm" svg:y="7.382cm">
          <draw:text-box>
            <text:p text:style-name="P14"><text:span text:style-name="T1">Initialize </text:span><text:span text:style-name="T1">Message </text:span><text:span text:style-name="T1">obj</text:span></text:p>
          </draw:text-box>
        </draw:frame>
        <draw:frame draw:style-name="gr24" draw:text-style-name="P15" xml:id="id18" draw:id="id18" draw:layer="layout" svg:width="6.35cm" svg:height="1.716cm" svg:x="19.812cm" svg:y="9.206cm">
          <draw:text-box>
            <text:p text:style-name="P14"><text:span text:style-name="T1">Receive Data Message</text:span></text:p>
            <text:p text:style-name="P14"><text:span text:style-name="T1">Copy into Message obj </text:span></text:p>
          </draw:text-box>
        </draw:frame>
        <draw:connector draw:style-name="gr7" draw:text-style-name="P3" draw:layer="layout" draw:type="line" svg:x1="22.987cm" svg:y1="8.336cm" svg:x2="22.987cm" svg:y2="9.206cm" draw:start-shape="id17" draw:start-glue-point="2" draw:end-shape="id18" draw:end-glue-point="0" svg:d="M22987 8336v870" svg:viewBox="0 0 1 871">
          <text:p/>
        </draw:connector>
        <draw:custom-shape draw:style-name="gr25" draw:text-style-name="P3" xml:id="id15" draw:id="id15" draw:layer="layout" svg:width="6.35cm" svg:height="1.778cm" svg:x="19.812cm" svg:y="4.4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6" draw:text-style-name="P15" draw:layer="layout" svg:width="7.112cm" svg:height="0.806cm" svg:x="19.304cm" svg:y="4.975cm">
          <draw:text-box>
            <text:p text:style-name="P14"><text:span text:style-name="T7">Control segments ok?</text:span></text:p>
          </draw:text-box>
        </draw:frame>
        <draw:connector draw:style-name="gr7" draw:text-style-name="P3" draw:layer="layout" draw:type="line" svg:x1="22.987cm" svg:y1="10.922cm" svg:x2="23.033cm" svg:y2="11.492cm" draw:start-shape="id18" draw:start-glue-point="2" draw:end-shape="id19" draw:end-glue-point="4" svg:d="M22987 10922l46 570" svg:viewBox="0 0 47 571">
          <text:p/>
        </draw:connector>
        <draw:connector draw:style-name="gr7" draw:text-style-name="P3" draw:layer="layout" draw:type="line" svg:x1="23.033cm" svg:y1="13.524cm" svg:x2="22.987cm" svg:y2="15.24cm" draw:start-shape="id19" draw:start-glue-point="6" draw:end-shape="id20" svg:d="M23033 13524l-46 1716" svg:viewBox="0 0 47 1717">
          <text:p/>
        </draw:connector>
        <draw:connector draw:style-name="gr7" draw:text-style-name="P3" draw:layer="layout" draw:type="line" svg:x1="19.858cm" svg:y1="12.508cm" svg:x2="16.419cm" svg:y2="12.497cm" draw:start-shape="id19" svg:d="M19858 12508l-3439-11" svg:viewBox="0 0 3440 12">
          <text:p/>
        </draw:connector>
        <draw:frame draw:style-name="gr27" draw:text-style-name="P17" draw:layer="layout" svg:width="0.8cm" svg:height="0.645cm" svg:x="18.542cm" svg:y="11.684cm">
          <draw:text-box>
            <text:p text:style-name="P14"><text:span text:style-name="T2">N</text:span></text:p>
          </draw:text-box>
        </draw:frame>
        <draw:connector draw:style-name="gr7" draw:text-style-name="P3" draw:layer="layout" draw:type="line" svg:x1="22.987cm" svg:y1="6.245cm" svg:x2="22.987cm" svg:y2="7.382cm" draw:start-shape="id15" draw:start-glue-point="6" draw:end-shape="id17" draw:end-glue-point="0" svg:d="M22987 6245v1137" svg:viewBox="0 0 1 1138">
          <text:p/>
        </draw:connector>
        <draw:custom-shape draw:style-name="gr28" draw:text-style-name="P3" xml:id="id19" draw:id="id19" draw:layer="layout" svg:width="6.35cm" svg:height="2.032cm" svg:x="19.858cm" svg:y="11.49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5" draw:layer="layout" svg:width="7.112cm" svg:height="1.199cm" svg:x="19.558cm" svg:y="11.956cm">
          <draw:text-box>
            <text:p text:style-name="P14"><text:span text:style-name="T7">Message complete?</text:span></text:p>
            <text:p text:style-name="P14"><text:span text:style-name="T7">ie. length correct?</text:span></text:p>
          </draw:text-box>
        </draw:frame>
        <draw:frame draw:style-name="gr27" draw:text-style-name="P17" draw:layer="layout" svg:width="0.8cm" svg:height="0.645cm" svg:x="16.764cm" svg:y="6.467cm">
          <draw:text-box>
            <text:p text:style-name="P14"><text:span text:style-name="T2">N</text:span></text:p>
          </draw:text-box>
        </draw:frame>
        <draw:frame draw:style-name="gr22" draw:text-style-name="P16" draw:layer="layout" svg:width="0.8cm" svg:height="0.645cm" svg:x="23.33cm" svg:y="13.833cm">
          <draw:text-box>
            <text:p text:style-name="P14"><text:span text:style-name="T2">Y</text:span></text:p>
          </draw:text-box>
        </draw:frame>
        <draw:frame draw:style-name="gr30" draw:text-style-name="P15" xml:id="id20" draw:id="id20" draw:layer="layout" svg:width="6.35cm" svg:height="1.361cm" svg:x="19.812cm" svg:y="15.24cm">
          <draw:text-box>
            <text:p text:style-name="P14"><text:span text:style-name="T1">‘</text:span><text:span text:style-name="T1">Message complete’</text:span></text:p>
            <text:p text:style-name="P14"><text:span text:style-name="T1">Queue message</text:span></text:p>
          </draw:text-box>
        </draw:frame>
        <draw:frame draw:style-name="gr30" draw:text-style-name="P15" xml:id="id21" draw:id="id21" draw:layer="layout" svg:width="6.35cm" svg:height="1.361cm" svg:x="19.812cm" svg:y="17.272cm">
          <draw:text-box>
            <text:p text:style-name="P14"><text:span text:style-name="T1">Send confirmation </text:span><text:span text:style-name="T1">message</text:span></text:p>
          </draw:text-box>
        </draw:frame>
        <draw:connector draw:style-name="gr7" draw:text-style-name="P3" draw:layer="layout" draw:type="line" svg:x1="22.987cm" svg:y1="16.601cm" svg:x2="22.987cm" svg:y2="17.272cm" draw:start-shape="id20" draw:start-glue-point="2" draw:end-shape="id21" svg:d="M22987 16601v671" svg:viewBox="0 0 1 672">
          <text:p/>
        </draw:connector>
        <draw:frame draw:style-name="gr21" draw:text-style-name="P15" xml:id="id22" draw:id="id22" draw:layer="layout" svg:width="6.296cm" svg:height="1.361cm" svg:x="13.262cm" svg:y="17.326cm">
          <draw:text-box>
            <text:p text:style-name="P14"><text:span text:style-name="T1">Send retransmission</text:span></text:p>
            <text:p text:style-name="P14"><text:span text:style-name="T1">message</text:span></text:p>
          </draw:text-box>
        </draw:frame>
        <draw:connector draw:style-name="gr7" draw:text-style-name="P3" draw:layer="layout" draw:type="line" svg:x1="16.41cm" svg:y1="16.611cm" svg:x2="16.41cm" svg:y2="17.326cm" draw:start-shape="id16" draw:start-glue-point="2" draw:end-shape="id22" draw:end-glue-point="0" svg:d="M16410 16611v715" svg:viewBox="0 0 1 716">
          <text:p/>
        </draw:connector>
        <draw:frame draw:style-name="gr17" draw:text-style-name="P12" draw:layer="layout" svg:width="11.938cm" svg:height="1.724cm" svg:x="1.524cm" svg:y="0.816cm">
          <draw:text-box>
            <text:p text:style-name="P11"><text:span text:style-name="T6">R</text:span><text:span text:style-name="T6">e</text:span><text:span text:style-name="T6">c</text:span><text:span text:style-name="T6">e</text:span><text:span text:style-name="T6">i</text:span><text:span text:style-name="T6">v</text:span><text:span text:style-name="T6">e</text:span><text:span text:style-name="T6">r </text:span><text:span text:style-name="T6">w</text:span><text:span text:style-name="T6">o</text:span><text:span text:style-name="T6">r</text:span><text:span text:style-name="T6">k</text:span><text:span text:style-name="T6">f</text:span><text:span text:style-name="T6">l</text:span><text:span text:style-name="T6">o</text:span><text:span text:style-name="T6">w</text:span></text:p>
          </draw:text-box>
        </draw:frame>
        <draw:frame draw:style-name="gr18" draw:text-style-name="P2" draw:layer="layout" svg:width="10.824cm" svg:height="8.783cm" svg:x="1.524cm" svg:y="3.302cm">
          <draw:text-box>
            <text:list text:style-name="L3">
              <text:list-item>
                <text:p text:style-name="P13">Receive header message</text:p>
              </text:list-item>
              <text:list-item>
                <text:p text:style-name="P13">If valid Header message</text:p>
                <text:list>
                  <text:list-item>
                    <text:p text:style-name="P13">Initialize message obj</text:p>
                  </text:list-item>
                  <text:list-item>
                    <text:p text:style-name="P13">Receive data message</text:p>
                  </text:list-item>
                  <text:list-item>
                    <text:p text:style-name="P13">If data message valid</text:p>
                    <text:list>
                      <text:list-item>
                        <text:p text:style-name="P13">Complete message obj</text:p>
                      </text:list-item>
                      <text:list-item>
                        <text:p text:style-name="P13">Queue message obj</text:p>
                      </text:list-item>
                      <text:list-item>
                        <text:p text:style-name="P13">Send confirmation message</text:p>
                      </text:list-item>
                    </text:list>
                  </text:list-item>
                  <text:list-item>
                    <text:p text:style-name="P13">If data message not valid</text:p>
                    <text:list>
                      <text:list-item>
                        <text:p text:style-name="P13">Send retransmission message</text:p>
                      </text:list-item>
                    </text:list>
                  </text:list-item>
                </text:list>
              </text:list-item>
              <text:list-item>
                <text:p text:style-name="P13">If not valid Header message</text:p>
                <text:list>
                  <text:list-item>
                    <text:p text:style-name="P13">Send retransmission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ersion 0.1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rototyping</text:p>
              </text:list-item>
              <text:list-item>
                <text:p>Simple message exchange based on 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draw:style-name="gr32" draw:text-style-name="P2" draw:layer="layout" svg:width="5.334cm" svg:height="1.673cm" svg:x="1.524cm" svg:y="0.613cm">
          <draw:text-box>
            <text:p>Create message at sender</text:p>
          </draw:text-box>
        </draw:frame>
        <draw:frame draw:style-name="gr32" draw:text-style-name="P2" xml:id="id34" draw:id="id34" draw:layer="layout" svg:width="5.334cm" svg:height="1.673cm" svg:x="1.524cm" svg:y="3.661cm">
          <draw:text-box>
            <text:p>Connection at Receiver</text:p>
          </draw:text-box>
        </draw:frame>
        <draw:custom-shape draw:style-name="gr33" draw:text-style-name="P14" draw:layer="layout" svg:width="0.508cm" svg:height="1.016cm" svg:x="3.81cm" svg:y="2.54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frame draw:style-name="gr3" draw:text-style-name="P2" draw:layer="layout" svg:width="1.778cm" svg:height="0.645cm" svg:x="4.572cm" svg:y="2.54cm">
          <draw:text-box>
            <text:p><text:span text:style-name="T2">TCP</text:span></text:p>
          </draw:text-box>
        </draw:frame>
        <draw:g>
          <draw:frame draw:style-name="gr34" draw:text-style-name="P2" draw:layer="layout" svg:width="11.176cm" svg:height="4.064cm" svg:x="1.178cm" svg:y="7.582cm">
            <draw:text-box>
              <text:p>Message Header (buffer, length)</text:p>
            </draw:text-box>
          </draw:frame>
          <draw:frame draw:style-name="gr35" draw:text-style-name="P19" draw:layer="layout" svg:width="2.794cm" svg:height="0.657cm" draw:transform="rotate (1.5707963267949) translate (1.224cm 11.684cm)">
            <draw:text-box>
              <text:p><text:span text:style-name="T5">Control </text:span><text:span text:style-name="T5">seg</text:span></text:p>
            </draw:text-box>
          </draw:frame>
          <draw:frame draw:style-name="gr35" draw:text-style-name="P19" draw:layer="layout" svg:width="2.794cm" svg:height="0.657cm" draw:transform="rotate (1.5707963267949) translate (2.558cm 11.684cm)">
            <draw:text-box>
              <text:p><text:span text:style-name="T5">Time </text:span><text:span text:style-name="T5">sent</text:span></text:p>
            </draw:text-box>
          </draw:frame>
          <draw:frame draw:style-name="gr35" draw:text-style-name="P19" draw:layer="layout" svg:width="2.794cm" svg:height="0.657cm" draw:transform="rotate (1.5707963267949) translate (3.199cm 11.684cm)">
            <draw:text-box>
              <text:p><text:span text:style-name="T5">Data </text:span><text:span text:style-name="T5">type</text:span></text:p>
            </draw:text-box>
          </draw:frame>
          <draw:frame draw:style-name="gr35" draw:text-style-name="P19" draw:layer="layout" svg:width="2.794cm" svg:height="0.657cm" draw:transform="rotate (1.5707963267949) translate (3.9cm 11.684cm)">
            <draw:text-box>
              <text:p><text:span text:style-name="T5">Origin</text:span></text:p>
            </draw:text-box>
          </draw:frame>
          <draw:frame draw:style-name="gr35" draw:text-style-name="P19" draw:layer="layout" svg:width="2.794cm" svg:height="0.657cm" draw:transform="rotate (1.5707963267949) translate (4.601cm 11.684cm)">
            <draw:text-box>
              <text:p><text:span text:style-name="T5">Origin </text:span><text:span text:style-name="T5">time</text:span></text:p>
            </draw:text-box>
          </draw:frame>
          <draw:frame draw:style-name="gr35" draw:text-style-name="P19" draw:layer="layout" svg:width="2.794cm" svg:height="0.657cm" draw:transform="rotate (1.5707963267949) translate (1.925cm 11.684cm)">
            <draw:text-box>
              <text:p><text:span text:style-name="T5">Messag</text:span><text:span text:style-name="T5">e typ</text:span></text:p>
            </draw:text-box>
          </draw:frame>
          <draw:frame draw:style-name="gr35" draw:text-style-name="P19" draw:layer="layout" svg:width="2.794cm" svg:height="0.657cm" draw:transform="rotate (1.5707963267949) translate (5.302cm 11.684cm)">
            <draw:text-box>
              <text:p><text:span text:style-name="T5">Data </text:span><text:span text:style-name="T5">length</text:span></text:p>
            </draw:text-box>
          </draw:frame>
          <draw:frame draw:style-name="gr36" draw:text-style-name="P19" draw:layer="layout" svg:width="6.441cm" svg:height="2.794cm" svg:x="5.959cm" svg:y="8.89cm">
            <draw:text-box>
              <text:p><text:span text:style-name="T5">Short </text:span><text:span text:style-name="T5">messag</text:span><text:span text:style-name="T5">e type : </text:span><text:span text:style-name="T5">Data</text:span></text:p>
              <text:p><text:span text:style-name="T5"/></text:p>
              <text:p><text:span text:style-name="T5">Long </text:span><text:span text:style-name="T5">messag</text:span><text:span text:style-name="T5">e type: </text:span><text:span text:style-name="T5">length </text:span><text:span text:style-name="T5">= 0</text:span></text:p>
            </draw:text-box>
          </draw:frame>
        </draw:g>
        <draw:frame draw:style-name="gr19" draw:text-style-name="P15" xml:id="id23" draw:id="id23" draw:layer="layout" svg:width="5.588cm" svg:height="0.806cm" svg:x="19.774cm" svg:y="1.028cm">
          <draw:text-box>
            <text:p text:style-name="P14"><text:span text:style-name="T1">Extra</text:span><text:span text:style-name="T1">ct </text:span><text:span text:style-name="T1">head</text:span><text:span text:style-name="T1">er </text:span></text:p>
          </draw:text-box>
        </draw:frame>
        <draw:g>
          <draw:frame draw:style-name="gr35" draw:text-style-name="P19" draw:layer="layout" svg:width="10.616cm" svg:height="0.657cm" svg:x="1.322cm" svg:y="12.486cm">
            <draw:text-box>
              <text:p><text:span text:style-name="T5">Control seg:</text:span><text:span text:style-name="T5"><text:tab/></text:span><text:span text:style-name="T5">encode “con”</text:span></text:p>
            </draw:text-box>
          </draw:frame>
          <draw:frame draw:style-name="gr37" draw:text-style-name="P19" draw:layer="layout" svg:width="10.668cm" svg:height="1.433cm" svg:x="1.27cm" svg:y="13.313cm">
            <draw:text-box>
              <text:p><text:span text:style-name="T5">Message type:</text:span></text:p>
              <text:p><text:span text:style-name="T5">short message = header contains data</text:span></text:p>
              <text:p><text:span text:style-name="T5">Long message = data is sent in </text:span><text:span text:style-name="T5">following packets</text:span></text:p>
            </draw:text-box>
          </draw:frame>
          <draw:frame draw:style-name="gr38" draw:text-style-name="P19" draw:layer="layout" svg:width="10.668cm" svg:height="0.697cm" svg:x="1.27cm" svg:y="14.814cm">
            <draw:text-box>
              <text:p><text:span text:style-name="T5">Time sent: local time at sender</text:span></text:p>
            </draw:text-box>
          </draw:frame>
          <draw:frame draw:style-name="gr38" draw:text-style-name="P19" draw:layer="layout" svg:width="10.668cm" svg:height="0.697cm" svg:x="1.27cm" svg:y="15.591cm">
            <draw:text-box>
              <text:p><text:span text:style-name="T5">Data type: <text:s text:c="4"/>camera n, usensor n, imu, </text:span><text:span text:style-name="T5">etc</text:span></text:p>
            </draw:text-box>
          </draw:frame>
          <draw:frame draw:style-name="gr38" draw:text-style-name="P19" draw:layer="layout" svg:width="10.668cm" svg:height="0.697cm" svg:x="1.27cm" svg:y="16.392cm">
            <draw:text-box>
              <text:p><text:span text:style-name="T5">Origin: data source :</text:span><text:span text:style-name="T5"><text:tab/></text:span><text:span text:style-name="T5">arduino, rpi etc</text:span></text:p>
            </draw:text-box>
          </draw:frame>
          <draw:frame draw:style-name="gr38" draw:text-style-name="P19" draw:layer="layout" svg:width="10.668cm" svg:height="0.697cm" svg:x="1.27cm" svg:y="17.193cm">
            <draw:text-box>
              <text:p><text:span text:style-name="T5">Origin time : local time at data source</text:span></text:p>
            </draw:text-box>
          </draw:frame>
          <draw:frame draw:style-name="gr38" draw:text-style-name="P19" draw:layer="layout" svg:width="10.668cm" svg:height="0.697cm" svg:x="1.27cm" svg:y="17.994cm">
            <draw:text-box>
              <text:p><text:span text:style-name="T5">Data length:</text:span><text:span text:style-name="T5"><text:tab/></text:span><text:span text:style-name="T5">0 for short message, <text:s text:c="2"/># </text:span><text:span text:style-name="T5">of bytes for long </text:span></text:p>
            </draw:text-box>
          </draw:frame>
        </draw:g>
        <draw:frame draw:style-name="gr19" draw:text-style-name="P15" xml:id="id24" draw:id="id24" draw:layer="layout" svg:width="5.588cm" svg:height="0.806cm" svg:x="19.774cm" svg:y="2.342cm">
          <draw:text-box>
            <text:p text:style-name="P14"><text:span text:style-name="T1">Confirm control seg</text:span></text:p>
          </draw:text-box>
        </draw:frame>
        <draw:connector draw:style-name="gr7" draw:text-style-name="P3" draw:layer="layout" draw:type="line" svg:x1="22.568cm" svg:y1="1.834cm" svg:x2="22.568cm" svg:y2="2.342cm" draw:start-shape="id23" draw:start-glue-point="2" draw:end-shape="id24" draw:end-glue-point="0" svg:d="M22568 1834v508" svg:viewBox="0 0 1 509">
          <text:p/>
        </draw:connector>
        <draw:frame draw:style-name="gr39" draw:text-style-name="P15" xml:id="id25" draw:id="id25" draw:layer="layout" svg:width="6.296cm" svg:height="3.026cm" svg:x="15.24cm" svg:y="7.776cm">
          <draw:text-box>
            <text:p text:style-name="P14"><text:span text:style-name="T1">D</text:span><text:span text:style-name="T1">e</text:span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e </text:span><text:span text:style-name="T1">d</text:span><text:span text:style-name="T1">a</text:span><text:span text:style-name="T1">t</text:span><text:span text:style-name="T1">a </text:span><text:span text:style-name="T1">l</text:span><text:span text:style-name="T1">e</text:span><text:span text:style-name="T1">n</text:span><text:span text:style-name="T1">g</text:span><text:span text:style-name="T1">t</text:span><text:span text:style-name="T1">h</text:span></text:p>
            <text:p text:style-name="P14"><text:span text:style-name="T1">C</text:span><text:span text:style-name="T1">r</text:span><text:span text:style-name="T1">e</text:span><text:span text:style-name="T1">a</text:span><text:span text:style-name="T1">t</text:span><text:span text:style-name="T1">e </text:span><text:span text:style-name="T1">m</text:span><text:span text:style-name="T1">e</text:span><text:span text:style-name="T1">s</text:span><text:span text:style-name="T1">s</text:span><text:span text:style-name="T1">a</text:span><text:span text:style-name="T1">g</text:span><text:span text:style-name="T1">e</text:span></text:p>
            <text:p text:style-name="P14"><text:span text:style-name="T1">E</text:span><text:span text:style-name="T1">n</text:span><text:span text:style-name="T1">t</text:span><text:span text:style-name="T1">e</text:span><text:span text:style-name="T1">r </text:span><text:span text:style-name="T1">h</text:span><text:span text:style-name="T1">e</text:span><text:span text:style-name="T1">a</text:span><text:span text:style-name="T1">d</text:span><text:span text:style-name="T1">e</text:span><text:span text:style-name="T1">r </text:span><text:span text:style-name="T1">i</text:span><text:span text:style-name="T1">n</text:span><text:span text:style-name="T1">f</text:span><text:span text:style-name="T1">o</text:span></text:p>
            <text:p text:style-name="P14"><text:span text:style-name="T1">R</text:span><text:span text:style-name="T1">e</text:span><text:span text:style-name="T1">s</text:span><text:span text:style-name="T1">e</text:span><text:span text:style-name="T1">r</text:span><text:span text:style-name="T1">v</text:span><text:span text:style-name="T1">e </text:span><text:span text:style-name="T1">m</text:span><text:span text:style-name="T1">e</text:span><text:span text:style-name="T1">s</text:span><text:span text:style-name="T1">s</text:span><text:span text:style-name="T1">a</text:span><text:span text:style-name="T1">g</text:span><text:span text:style-name="T1">e </text:span><text:span text:style-name="T1">b</text:span><text:span text:style-name="T1">u</text:span><text:span text:style-name="T1">ff</text:span><text:span text:style-name="T1">e</text:span><text:span text:style-name="T1">r</text:span></text:p>
            <text:p text:style-name="P14"><text:span text:style-name="T1">(</text:span><text:span text:style-name="T1">p</text:span><text:span text:style-name="T1">tr</text:span><text:span text:style-name="T1">, </text:span><text:span text:style-name="T1">l</text:span><text:span text:style-name="T1">e</text:span><text:span text:style-name="T1">n</text:span><text:span text:style-name="T1">g</text:span><text:span text:style-name="T1">t</text:span><text:span text:style-name="T1">h</text:span><text:span text:style-name="T1">)</text:span></text:p>
          </draw:text-box>
        </draw:frame>
        <draw:connector draw:style-name="gr7" draw:text-style-name="P3" draw:layer="layout" draw:type="line" svg:x1="22.568cm" svg:y1="3.148cm" svg:x2="22.568cm" svg:y2="3.666cm" draw:start-shape="id24" draw:start-glue-point="2" svg:d="M22568 3148v518" svg:viewBox="0 0 1 519">
          <text:p/>
        </draw:connector>
        <draw:g xml:id="id27" draw:id="id27">
          <draw:custom-shape draw:style-name="gr40" draw:text-style-name="P3" draw:layer="layout" svg:width="4.572cm" svg:height="1.778cm" svg:x="20.282cm" svg:y="3.66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6" draw:text-style-name="P15" draw:layer="layout" svg:width="5.588cm" svg:height="0.806cm" svg:x="19.774cm" svg:y="4.174cm">
            <draw:text-box>
              <text:p text:style-name="P14"><text:span text:style-name="T1">Message type</text:span></text:p>
            </draw:text-box>
          </draw:frame>
        </draw:g>
        <draw:connector draw:style-name="gr7" draw:text-style-name="P3" draw:layer="layout" draw:type="line" svg:x1="18.388cm" svg:y1="10.802cm" svg:x2="18.361cm" svg:y2="11.286cm" draw:start-shape="id25" draw:start-glue-point="2" draw:end-shape="id26" draw:end-glue-point="0" svg:d="M18388 10802l-27 484" svg:viewBox="0 0 28 485">
          <text:p/>
        </draw:connector>
        <draw:frame draw:style-name="gr3" draw:text-style-name="P2" draw:layer="layout" svg:width="1.27cm" svg:height="0.645cm" svg:x="19.012cm" svg:y="6.821cm">
          <draw:text-box>
            <text:p><text:span text:style-name="T2">long</text:span></text:p>
          </draw:text-box>
        </draw:frame>
        <draw:frame draw:style-name="gr3" draw:text-style-name="P2" draw:layer="layout" svg:width="1.778cm" svg:height="0.645cm" svg:x="24.092cm" svg:y="6.196cm">
          <draw:text-box>
            <text:p><text:span text:style-name="T2">short</text:span></text:p>
          </draw:text-box>
        </draw:frame>
        <draw:frame draw:style-name="gr41" draw:text-style-name="P15" xml:id="id26" draw:id="id26" draw:layer="layout" svg:width="6.35cm" svg:height="1.668cm" svg:x="15.186cm" svg:y="11.286cm">
          <draw:text-box>
            <text:p text:style-name="P14"><text:span text:style-name="T1">Read </text:span><text:span text:style-name="T1">TCP </text:span><text:span text:style-name="T1">buffer</text:span></text:p>
            <text:p text:style-name="P14"><text:span text:style-name="T1">Copy </text:span><text:span text:style-name="T1">to </text:span><text:span text:style-name="T1">messa</text:span><text:span text:style-name="T1">ge </text:span><text:span text:style-name="T1">buffer</text:span></text:p>
          </draw:text-box>
        </draw:frame>
        <draw:connector draw:style-name="gr15" draw:text-style-name="P3" draw:layer="layout" draw:type="lines" draw:line-skew="3.343cm" svg:x1="22.568cm" svg:y1="5.444cm" svg:x2="21.536cm" svg:y2="9.289cm" draw:start-shape="id27" draw:start-glue-point="2" draw:end-shape="id25" svg:d="M22568 5444v3845h-531-501" svg:viewBox="0 0 1033 3846">
          <text:p/>
        </draw:connector>
        <draw:connector draw:style-name="gr15" draw:text-style-name="P3" draw:layer="layout" draw:type="lines" draw:line-skew="0cm -0.207cm" svg:x1="22.569cm" svg:y1="5.519cm" svg:x2="23.276cm" svg:y2="8.14cm" draw:end-shape="id28" svg:d="M22569 5519l-1 2621h708" svg:viewBox="0 0 709 2622">
          <text:p/>
        </draw:connector>
        <draw:frame draw:style-name="gr42" draw:text-style-name="P15" xml:id="id28" draw:id="id28" draw:layer="layout" svg:width="4.41cm" svg:height="1.916cm" svg:x="23.276cm" svg:y="7.182cm">
          <draw:text-box>
            <text:p text:style-name="P14"><text:span text:style-name="T1">Determine</text:span></text:p>
            <text:p text:style-name="P14"><text:span text:style-name="T1">Data pos</text:span></text:p>
            <text:p text:style-name="P14"><text:span text:style-name="T1">Data length</text:span></text:p>
          </draw:text-box>
        </draw:frame>
        <draw:frame draw:style-name="gr42" draw:text-style-name="P15" xml:id="id29" draw:id="id29" draw:layer="layout" svg:width="4.572cm" svg:height="1.916cm" svg:x="23.214cm" svg:y="9.752cm">
          <draw:text-box>
            <text:p text:style-name="P14"><text:span text:style-name="T1">Create message</text:span></text:p>
            <text:p text:style-name="P14"><text:span text:style-name="T1">Enter header info</text:span></text:p>
            <text:p text:style-name="P14"><text:span text:style-name="T1">Copy data</text:span></text:p>
          </draw:text-box>
        </draw:frame>
        <draw:connector draw:style-name="gr7" draw:text-style-name="P3" draw:layer="layout" draw:type="line" svg:x1="25.481cm" svg:y1="9.098cm" svg:x2="25.5cm" svg:y2="9.752cm" draw:start-shape="id28" draw:start-glue-point="2" draw:end-shape="id29" draw:end-glue-point="0" svg:d="M25481 9098l19 654" svg:viewBox="0 0 20 655">
          <text:p/>
        </draw:connector>
        <draw:frame draw:style-name="gr43" draw:text-style-name="P15" xml:id="id30" draw:id="id30" draw:layer="layout" svg:width="5.08cm" svg:height="1.4cm" svg:x="22.606cm" svg:y="12.57cm">
          <draw:text-box>
            <text:p text:style-name="P14"><text:span text:style-name="T1">‘</text:span><text:span text:style-name="T1">Message </text:span><text:span text:style-name="T1">complete’</text:span></text:p>
            <text:p text:style-name="P14"><text:span text:style-name="T1">Confirm ok</text:span></text:p>
          </draw:text-box>
        </draw:frame>
        <draw:connector draw:style-name="gr7" draw:text-style-name="P3" draw:layer="layout" draw:type="line" svg:x1="18.361cm" svg:y1="12.954cm" svg:x2="18.361cm" svg:y2="13.716cm" draw:start-shape="id26" draw:start-glue-point="2" svg:d="M18361 12954v762" svg:viewBox="0 0 1 763">
          <text:p/>
        </draw:connector>
        <draw:g>
          <draw:custom-shape draw:style-name="gr40" draw:text-style-name="P3" draw:layer="layout" svg:width="4.572cm" svg:height="1.778cm" svg:x="20.282cm" svg:y="3.66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6" draw:text-style-name="P15" draw:layer="layout" svg:width="5.588cm" svg:height="0.806cm" svg:x="19.774cm" svg:y="4.175cm">
            <draw:text-box>
              <text:p text:style-name="P14"><text:span text:style-name="T1">Message type</text:span></text:p>
            </draw:text-box>
          </draw:frame>
        </draw:g>
        <draw:g>
          <draw:custom-shape draw:style-name="gr40" draw:text-style-name="P3" draw:layer="layout" svg:width="4.572cm" svg:height="1.778cm" svg:x="20.282cm" svg:y="3.66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6" draw:text-style-name="P15" draw:layer="layout" svg:width="5.588cm" svg:height="0.806cm" svg:x="19.774cm" svg:y="4.175cm">
            <draw:text-box>
              <text:p text:style-name="P14"><text:span text:style-name="T1">Message type</text:span></text:p>
            </draw:text-box>
          </draw:frame>
        </draw:g>
        <draw:g xml:id="id32" draw:id="id32">
          <draw:custom-shape draw:style-name="gr44" draw:text-style-name="P3" draw:layer="layout" svg:width="5.842cm" svg:height="2.794cm" svg:x="15.44cm" svg:y="13.7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45" draw:text-style-name="P20" draw:layer="layout" svg:width="5.588cm" svg:height="1.361cm" svg:x="15.694cm" svg:y="14.387cm">
            <draw:text-box>
              <text:p text:style-name="P14"><text:span text:style-name="T1">Received N bytes</text:span></text:p>
              <text:p text:style-name="P14"><text:span text:style-name="T1">= message length?</text:span></text:p>
            </draw:text-box>
          </draw:frame>
        </draw:g>
        <draw:frame draw:style-name="gr46" draw:text-style-name="P15" xml:id="id31" draw:id="id31" draw:layer="layout" svg:width="4.318cm" svg:height="0.9cm" svg:x="22.968cm" svg:y="14.878cm">
          <draw:text-box>
            <text:p text:style-name="P14"><text:span text:style-name="T1">Queue message</text:span></text:p>
          </draw:text-box>
        </draw:frame>
        <draw:connector draw:style-name="gr7" draw:text-style-name="P3" draw:layer="layout" draw:type="line" svg:x1="25.5cm" svg:y1="11.668cm" svg:x2="25.146cm" svg:y2="12.57cm" draw:start-shape="id29" draw:start-glue-point="2" draw:end-shape="id30" svg:d="M25500 11668l-354 902" svg:viewBox="0 0 355 903">
          <text:p/>
        </draw:connector>
        <draw:connector draw:style-name="gr7" draw:text-style-name="P3" draw:layer="layout" draw:type="line" svg:x1="25.146cm" svg:y1="13.97cm" svg:x2="25.127cm" svg:y2="14.878cm" draw:start-shape="id30" draw:start-glue-point="2" draw:end-shape="id31" draw:end-glue-point="0" svg:d="M25146 13970l-19 908" svg:viewBox="0 0 20 909">
          <text:p/>
        </draw:connector>
        <draw:connector draw:style-name="gr15" draw:text-style-name="P3" draw:layer="layout" draw:type="lines" draw:line-skew="0.06cm -0.261cm" svg:x1="21.282cm" svg:y1="15.113cm" svg:x2="22.606cm" svg:y2="13.27cm" draw:start-shape="id32" draw:start-glue-point="1" draw:end-shape="id30" draw:end-glue-point="3" svg:d="M21282 15113h562v-1843h762" svg:viewBox="0 0 1325 1844">
          <text:p/>
        </draw:connector>
        <draw:frame draw:style-name="gr47" draw:text-style-name="P15" xml:id="id33" draw:id="id33" draw:layer="layout" svg:width="6.096cm" svg:height="1.408cm" svg:x="15.302cm" svg:y="17.434cm">
          <draw:text-box>
            <text:p text:style-name="P14"><text:span text:style-name="T1">Drop message</text:span></text:p>
            <text:p text:style-name="P14"><text:span text:style-name="T1">Request </text:span><text:span text:style-name="T1">retransmission</text:span></text:p>
          </draw:text-box>
        </draw:frame>
        <draw:connector draw:style-name="gr7" draw:text-style-name="P3" draw:layer="layout" draw:type="line" svg:x1="18.361cm" svg:y1="16.51cm" svg:x2="18.35cm" svg:y2="17.434cm" draw:start-shape="id32" draw:start-glue-point="2" draw:end-shape="id33" svg:d="M18361 16510l-11 924" svg:viewBox="0 0 12 925">
          <text:p/>
        </draw:connector>
        <draw:frame draw:style-name="gr4" draw:text-style-name="P2" draw:layer="layout" svg:width="5.334cm" svg:height="1.47cm" svg:x="7.82cm" svg:y="0.613cm">
          <draw:text-box>
            <text:p><text:span text:style-name="T1">RPI, Jetson</text:span></text:p>
            <text:p><text:span text:style-name="T1">32 bit</text:span></text:p>
          </draw:text-box>
        </draw:frame>
        <draw:frame draw:style-name="gr20" draw:text-style-name="P2" draw:layer="layout" svg:width="5.334cm" svg:height="1.361cm" svg:x="10.16cm" svg:y="4.997cm">
          <draw:text-box>
            <text:p><text:span text:style-name="T1">PC cockpit</text:span></text:p>
            <text:p><text:span text:style-name="T1">64 bit</text:span></text:p>
          </draw:text-box>
        </draw:frame>
        <draw:frame draw:style-name="gr3" draw:text-style-name="P2" xml:id="id35" draw:id="id35" draw:layer="layout" svg:width="8.382cm" svg:height="0.645cm" svg:x="1.524cm" svg:y="5.705cm">
          <draw:text-box>
            <text:p><text:span text:style-name="T2">Socket, listen, connect, read</text:span></text:p>
          </draw:text-box>
        </draw:frame>
        <draw:connector draw:style-name="gr7" draw:text-style-name="P3" draw:layer="layout" draw:type="line" svg:x1="4.191cm" svg:y1="5.334cm" svg:x2="5.715cm" svg:y2="5.705cm" draw:start-shape="id34" draw:start-glue-point="2" draw:end-shape="id35" draw:end-glue-point="0" svg:d="M4191 5334l1524 371" svg:viewBox="0 0 1525 372">
          <text:p/>
        </draw:connector>
        <draw:frame draw:style-name="gr48" draw:text-style-name="P21" draw:layer="layout" svg:width="5.334cm" svg:height="1.916cm" svg:x="22.352cm" svg:y="18.658cm">
          <draw:text-box>
            <text:p><text:span text:style-name="T1">tcp_server.h</text:span></text:p>
            <text:p><text:span text:style-name="T1">tcp_server.cpp</text:span></text:p>
            <text:p><text:span text:style-name="T1">Test: tcp_reader.cp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17:14:20.862792700</meta:creation-date>
    <dc:date>2018-10-11T10:46:29.800105267</dc:date>
    <meta:editing-duration>PT2H41M41S</meta:editing-duration>
    <meta:editing-cycles>167</meta:editing-cycles>
    <meta:generator>LibreOffice/5.1.6.2$Linux_X86_64 LibreOffice_project/10m0$Build-2</meta:generator>
    <meta:document-statistic meta:object-count="182"/>
  </office:meta>
</office:document-meta>
</file>